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4a6e" officeooo:paragraph-rsid="00184a6e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84a6e" officeooo:paragraph-rsid="00184a6e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89039" officeooo:paragraph-rsid="00189039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a181c" officeooo:paragraph-rsid="001a181c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ac3c5" officeooo:paragraph-rsid="001ac3c5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bbfa9" officeooo:paragraph-rsid="001bbfa9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d2ce7" officeooo:paragraph-rsid="001d2ce7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ffe8c" officeooo:paragraph-rsid="001ffe8c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0855c" officeooo:paragraph-rsid="0020855c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1408e" officeooo:paragraph-rsid="0021408e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24be3" officeooo:paragraph-rsid="00224be3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2f5ac" officeooo:paragraph-rsid="0022f5ac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4daa4" officeooo:paragraph-rsid="0024daa4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71024" officeooo:paragraph-rsid="00271024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90807" officeooo:paragraph-rsid="00290807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95d0e" officeooo:paragraph-rsid="00295d0e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9a824" officeooo:paragraph-rsid="0029a824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a0734" officeooo:paragraph-rsid="002a0734" style:font-weight-asian="normal" style:font-weight-complex="normal"/>
    </style:style>
    <style:style style:name="P19" style:family="paragraph" style:parent-style-name="Standard">
      <style:text-properties fo:font-weight="normal" officeooo:rsid="002a0734" officeooo:paragraph-rsid="002a0734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8319" style:font-style-asian="normal" style:font-style-complex="normal"/>
    </style:style>
    <style:style style:name="T4" style:family="text">
      <style:text-properties fo:font-style="normal" officeooo:rsid="0022f5ac" style:font-style-asian="normal" style:font-style-complex="normal"/>
    </style:style>
    <style:style style:name="T5" style:family="text">
      <style:text-properties fo:font-style="normal" officeooo:rsid="0024daa4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e Ethics – Rosalind Hursthouse</text:p>
      <text:list xml:id="list6716252172118669744" text:style-name="L1">
        <text:list-item>
          <text:p text:style-name="P2">This view may be a bit against virtue ethics</text:p>
        </text:list-item>
        <text:list-item>
          <text:p text:style-name="P2">Rational grounds are the basis for discussions in deontology and consequentialism</text:p>
        </text:list-item>
        <text:list-item>
          <text:p text:style-name="P3">Motivations include: </text:p>
          <text:list>
            <text:list-item>
              <text:p text:style-name="P3">Emotional state</text:p>
            </text:list-item>
          </text:list>
        </text:list-item>
        <text:list-item>
          <text:p text:style-name="P3">If you phrase things differently about emotions, you'll get different responses</text:p>
          <text:list>
            <text:list-item>
              <text:p text:style-name="P3">Along with rationality, people need to include their impulses.</text:p>
            </text:list-item>
            <text:list-item>
              <text:p text:style-name="P3">Along with rationality, people need to include their feelings.</text:p>
            </text:list-item>
            <text:list-item>
              <text:p text:style-name="P3">^ Both undesireable</text:p>
            </text:list-item>
            <text:list-item>
              <text:p text:style-name="P3">Emotions – People understand more</text:p>
              <text:list>
                <text:list-item>
                  <text:p text:style-name="P3">Affect</text:p>
                </text:list-item>
              </text:list>
            </text:list-item>
          </text:list>
        </text:list-item>
        <text:list-item>
          <text:p text:style-name="P3">Aristotle models it as a contemplative life </text:p>
        </text:list-item>
        <text:list-item>
          <text:p text:style-name="P3">Objection: You cannot cater to complexities with a set of usable rules, etc</text:p>
        </text:list-item>
        <text:list-item>
          <text:p text:style-name="P4">Reasoning about moral virtue</text:p>
        </text:list-item>
        <text:list-item>
          <text:p text:style-name="P4">Sexism in Western philosophy</text:p>
        </text:list-item>
        <text:list-item>
          <text:p text:style-name="P4">Moral vocab</text:p>
          <text:list>
            <text:list-item>
              <text:p text:style-name="P4">There is a long list of potential failures in human behaviour</text:p>
            </text:list-item>
            <text:list-item>
              <text:p text:style-name="P5">Virtues Project</text:p>
            </text:list-item>
          </text:list>
        </text:list-item>
        <text:list-item>
          <text:p text:style-name="P6">Key question</text:p>
          <text:list>
            <text:list-item>
              <text:p text:style-name="P6">How am I to achieve eudaimonia, to live happily or well?” That is: how do I live a life of virtue?</text:p>
            </text:list-item>
            <text:list-item>
              <text:p text:style-name="P6">The Aristotelian answer is to do those things that cultivate virtue as excellence (62)</text:p>
            </text:list-item>
            <text:list-item>
              <text:p text:style-name="P6">The focus on virtue bypasses the debate about whether our motivations are derived from reason alone (Kant) or whether action requires desire (Hume)</text:p>
            </text:list-item>
          </text:list>
        </text:list-item>
        <text:list-item>
          <text:p text:style-name="P6">She makes an argument that Aristotle is a good foundation because he doesn't elevate rationality at the cost of desire</text:p>
          <text:list>
            <text:list-item>
              <text:p text:style-name="P6">She derives this from Aristotle's account of human nature</text:p>
            </text:list-item>
            <text:list-item>
              <text:p text:style-name="P6">Aristotle accounts for both reason and desire in our character</text:p>
            </text:list-item>
          </text:list>
        </text:list-item>
        <text:list-item>
          <text:p text:style-name="P7">Aristotle derives something that makes humans special</text:p>
          <text:list>
            <text:list-item>
              <text:p text:style-name="P7">Possessing principle and exercising intelligence</text:p>
            </text:list-item>
          </text:list>
        </text:list-item>
        <text:list-item>
          <text:p text:style-name="P7">The author of the essay derives from a passage in the <text:span text:style-name="T1">Nicomachean Ethics</text:span><text:span text:style-name="T2"> that Aristotle supports both logical and </text:span><text:span text:style-name="T3">emotional reasoning</text:span></text:p>
        </text:list-item>
        <text:list-item>
          <text:p text:style-name="P8"><text:span text:style-name="T2">They point out also that someone could possess excellence as a character trait</text:span></text:p>
          <text:list>
            <text:list-item>
              <text:p text:style-name="P9"><text:span text:style-name="T2">What does excellence mean?</text:span></text:p>
            </text:list-item>
            <text:list-item>
              <text:p text:style-name="P9"><text:span text:style-name="T2">Don't be a perverse procrastinator!</text:span></text:p>
            </text:list-item>
            <text:list-item>
              <text:p text:style-name="P9"><text:span text:style-name="T2">Getting it on ;) ;)</text:span></text:p>
            </text:list-item>
          </text:list>
        </text:list-item>
        <text:list-item>
          <text:p text:style-name="P10"><text:span text:style-name="T2">Comes down to asking people what their intentions are</text:span></text:p>
          <text:list>
            <text:list-item>
              <text:p text:style-name="P10"><text:span text:style-name="T2">Consequentialist: Maximize well being</text:span></text:p>
            </text:list-item>
            <text:list-item>
              <text:p text:style-name="P10"><text:span text:style-name="T2">Deontologist: In accordance with the rules</text:span></text:p>
            </text:list-item>
            <text:list-item>
              <text:p text:style-name="P10"><text:span text:style-name="T2">Virtue ethics: Because it's right</text:span></text:p>
            </text:list-item>
          </text:list>
        </text:list-item>
        <text:list-item>
          <text:p text:style-name="P11"><text:span text:style-name="T2">Aristotle distinguishes between doing what is virtuous and doing things virtuously</text:span></text:p>
        </text:list-item>
        <text:list-item>
          <text:p text:style-name="P16"><text:span text:style-name="T2">To act virtuously requires:</text:span></text:p>
          <text:list>
            <text:list-item>
              <text:p text:style-name="P11"><text:span text:style-name="T2">Intentionality </text:span><text:span text:style-name="T4">(so the motivation is intent, and our activity is not an accident)</text:span></text:p>
            </text:list-item>
            <text:list-item>
              <text:p text:style-name="P11"><text:span text:style-name="T2">Reasons </text:span><text:span text:style-name="T4">(rather than impulses)</text:span></text:p>
            </text:list-item>
            <text:list-item>
              <text:p text:style-name="P11"><text:span text:style-name="T2">That the virtuous act is done for the right reason </text:span><text:span text:style-name="T4">(rather than doing the right thing for the </text:span><text:soft-page-break/><text:span text:style-name="T4">wrong reason)</text:span></text:p>
            </text:list-item>
            <text:list-item>
              <text:p text:style-name="P12"><text:span text:style-name="T2">See the example about honesty on page 64</text:span></text:p>
              <text:list>
                <text:list-item>
                  <text:p text:style-name="P12"><text:span text:style-name="T2">“No point in lying” “The truth is going to come out”</text:span></text:p>
                </text:list-item>
              </text:list>
            </text:list-item>
          </text:list>
        </text:list-item>
        <text:list-item>
          <text:p text:style-name="P17"><text:span text:style-name="T2">Doing vs acting virtuous: Doing the virtuous thing includes the three above</text:span></text:p>
        </text:list-item>
        <text:list-item>
          <text:p text:style-name="P12"><text:span text:style-name="T2">The results in any decision are not going to be satisfactory, </text:span><text:span text:style-name="T5">sometimes</text:span></text:p>
        </text:list-item>
        <text:list-item>
          <text:p text:style-name="P13"><text:span text:style-name="T2">Vices can't ever be done for the right reason (vicious behaviour)</text:span></text:p>
        </text:list-item>
        <text:list-item>
          <text:p text:style-name="P14"><text:span text:style-name="T2">Some kind of question related to the three reasons </text:span></text:p>
        </text:list-item>
        <text:list-item>
          <text:p text:style-name="P14"><text:span text:style-name="T2">What is the difference between doing things virtuously and what is virtuous</text:span></text:p>
        </text:list-item>
        <text:list-item>
          <text:p text:style-name="P15"><text:span text:style-name="T2">Reasoning can include an emotional component (it felt right to do x thing)</text:span></text:p>
        </text:list-item>
        <text:list-item>
          <text:p text:style-name="P16"><text:span text:style-name="T2">Use </text:span><text:span text:style-name="T6">honesty</text:span></text:p>
        </text:list-item>
        <text:list-item>
          <text:p text:style-name="P18"><text:span text:style-name="T2">Unnervingly: We have to accept the behaviour based on what's widely accepted as virtuous</text:span></text:p>
          <text:list>
            <text:list-item>
              <text:p text:style-name="P18"><text:span text:style-name="T2">Reasoning and critical thinking</text:span></text:p>
              <text:list>
                <text:list-item>
                  <text:p text:style-name="P18"><text:span text:style-name="T2">Common sense notions of virtue are always open to the criticism that popular attitudes and beliefs are always correct</text:span></text:p>
                  <text:list>
                    <text:list-item>
                      <text:p text:style-name="P18"><text:span text:style-name="T2">Could be biggoted</text:span></text:p>
                    </text:list-item>
                  </text:list>
                </text:list-item>
                <text:list-item>
                  <text:p text:style-name="P18"><text:span text:style-name="T2">Homosexuality is no longer considered a vice, but it used to be. The only reasoning for this seems to be that it is no longer a largerly societally accepted value</text:span></text:p>
                </text:list-item>
              </text:list>
            </text:list-item>
          </text:list>
        </text:list-item>
      </text:list>
      <text:p text:style-name="P1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1:28:58.892775309</meta:creation-date>
    <meta:generator>LibreOffice/4.3.1.2$Linux_X86_64 LibreOffice_project/430m0$Build-2</meta:generator>
    <dc:date>2014-09-17T12:03:06.045798028</dc:date>
    <meta:editing-duration>PT1H43M51S</meta:editing-duration>
    <meta:editing-cycles>21</meta:editing-cycles>
    <meta:document-statistic meta:table-count="0" meta:image-count="0" meta:object-count="0" meta:page-count="2" meta:paragraph-count="55" meta:word-count="557" meta:character-count="3166" meta:non-whitespace-character-count="2713"/>
  </office:meta>
</office:document-meta>
</file>